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Открытая SCADA система — OpenSCADA 0.7.0</text:h>
      <text:p text:style-name="P1">(документация)</text:p>
      <text:h text:style-name="Heading_20_2" text:outline-level="2">Релиз</text:h>
      <text:p text:style-name="Text_20_body"><text:a xlink:type="simple" xlink:href="http://wiki.oscada.org/Doc/OpenSCADA070">Замечания к релизу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Works/Tests/release070">Протокол тестирования стабильного релиза</text:a> — <draw:frame draw:style-name="fr1" draw:name="Графічний об'єкт2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release_0.7.0_tests.pdf">файл</text:a></text:p>
      <text:p text:style-name="Text_20_body"><text:a xlink:type="simple" xlink:href="http://wiki.oscada.org/Function" office:name=".function">Характеристики и требования</text:a></text:p>
      <text:h text:style-name="Heading_20_2" text:outline-level="2">Общесистемная документация</text:h>
      <text:p text:style-name="Text_20_body"><text:a xlink:type="simple" xlink:href="http://wiki.oscada.org/Doc/Terminy" office:name="!.terminy">Термины и сокращения</text:a></text:p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</text:p>
      <text:h text:style-name="Heading_20_2" text:outline-level="2">Документация на модули системы OpenSCADA</text:h>
      <text:list xml:id="list736901767" text:style-name="L1">
        <text:list-item>
          <text:p text:style-name="P3">Подсистема "Архивы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2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3">Подсистема "Базы данных":</text:p>
          <text:list>
            <text:list-item>
              <text:p text:style-name="P2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2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2"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2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2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3">Подсистема "Сбор данных (DAQ)":</text:p>
          <text:list>
            <text:list-item>
              <text:p text:style-name="P2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2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2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2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2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2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2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2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2"><text:soft-page-break/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2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2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2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2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2"><text:a xlink:type="simple" xlink:href="http://wiki.oscada.org/Doc/BFN" office:name="!.bfn">BFN</text:a></text:p>
            </text:list-item>
          </text:list>
        </text:list-item>
        <text:list-item>
          <text:p text:style-name="P3">Подсистема "Транспорты":</text:p>
          <text:list>
            <text:list-item>
              <text:p text:style-name="P2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2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2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3">Подсистема "Транспортные протоколы":</text:p>
          <text:list>
            <text:list-item>
              <text:p text:style-name="P2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2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2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2"><text:a xlink:type="simple" xlink:href="http://wiki.oscada.org/Doc/ModBus">ModBus</text:a> — <draw:frame draw:style-name="fr1" draw:name="Графічний об'єкт36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2"><text:a xlink:type="simple" xlink:href="http://wiki.oscada.org/Doc/OPCUA">OPC UA</text:a> — <draw:frame draw:style-name="fr1" draw:name="Графічний об'єкт37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3">Подсистема "Специальные":</text:p>
          <text:list>
            <text:list-item>
              <text:p text:style-name="P2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2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2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2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3">Подсистема "Пользовательские интерфейсы":</text:p>
          <text:list>
            <text:list-item>
              <text:p text:style-name="P2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2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2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2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2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2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2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2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Modules/UI.WebUser.pdf">файл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2cm" fo:margin-right="1.4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3-11T17:08:28</dc:date>
    <meta:editing-duration>PT2H33M27S</meta:editing-duration>
    <meta:editing-cycles>15</meta:editing-cycles>
    <meta:generator>LibreOffice/3.3$Linux LibreOffice_project/330m19$Build-201</meta:generator>
    <meta:document-statistic meta:table-count="0" meta:image-count="48" meta:object-count="0" meta:page-count="2" meta:paragraph-count="65" meta:word-count="350" meta:character-count="2032"/>
  </office:meta>
</office:document-meta>
</file>